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6" calcext:value-type="float">
            <text:p>305.6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1.3" calcext:value-type="float">
            <text:p>311.3</text:p>
          </table:table-cell>
          <table:table-cell/>
          <table:table-cell table:style-name="ce1" table:formula="of:=SUM([.F23:.F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5:54:53.511718389</dc:date>
    <meta:editing-duration>P25DT7H2M6S</meta:editing-duration>
    <meta:editing-cycles>422</meta:editing-cycles>
    <meta:generator>LibreOffice/5.1.6.2$Linux_X86_64 LibreOffice_project/10m0$Build-2</meta:generator>
    <meta:document-statistic meta:table-count="12" meta:cell-count="5422" meta:object-count="0"/>
  </office:meta>
</office:document-meta>
</file>